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tle: Library Management System (LMS) - SRS<text:line-break/><text:line-break/>1. Introduction<text:line-break/><text:line-break/>The Library Management System (LMS) is a software solution designed to simplify and automate the processes involved in managing a library. This system aims to streamline tasks such as book cataloging, user management, borrowing, and returning of books, and generating reports. It is intended to be user-friendly and efficient.<text:line-break/><text:line-break/>2. Functional Requirements<text:line-break/><text:line-break/>2.1 User Registration and Management<text:line-break/><text:line-break/>Users can register with their personal information.<text:line-break/>Admin can manage user accounts, including adding, updating, and deleting user profiles.<text:line-break/>Users can reset their passwords.<text:line-break/>2.2 Book Management<text:line-break/><text:line-break/>Books can be added to the system with details such as title, author, ISBN, and genre.<text:line-break/>Books can be updated or removed by the admin.<text:line-break/>Availability status of books should be tracked (available, checked out, etc.).<text:line-break/>2.3 Borrowing and Returning<text:line-break/><text:line-break/>Users can check out books.<text:line-break/>The system records the due date for each borrowed book.<text:line-break/>Users can return books, and the system updates their status accordingly.<text:line-break/>2.4 Search and Browse<text:line-break/><text:line-break/>Users can search for books by title, author, or genre.<text:line-break/>The system displays a list of matching books.<text:line-break/>Users can browse available books by category.<text:line-break/>2.5 Reporting<text:line-break/><text:line-break/>Admin can generate reports on book availability, user activity, and overdue books.<text:line-break/>Reports can be exported in various formats (PDF, CSV, etc.).<text:line-break/>3. Non-functional Requirements<text:line-break/><text:line-break/>3.1 Usability<text:line-break/><text:line-break/>The system should have an intuitive and user-friendly interface.<text:line-break/>Response time for user interactions should be under 2 seconds.<text:line-break/>3.2 Performance<text:line-break/><text:line-break/>The system should support a minimum of 500 concurrent users.<text:line-break/>3.3 Security<text:line-break/><text:line-break/>User data should be stored securely.<text:line-break/>Admins should have access to user data and book management features.<text:line-break/>3.4 Scalability<text:line-break/><text:line-break/>The system should be able to accommodate an increasing number of books and users.<text:line-break/>4. Constraints<text:line-break/><text:soft-page-break/><text:line-break/>The system should be compatible with popular web browsers.<text:line-break/>It should be developed using Java and a relational database management system (e.g., MySQL).<text:line-break/>5. Glossary<text:line-break/><text:line-break/>Admin: Administrator or librarian who manages the system.<text:line-break/>ISBN: International Standard Book Number.<text:line-break/>6. Conclusion<text:line-break/><text:line-break/>This casual Software Requirement Specification (SRS) outlines the basic functionalities and requirements for the Library Management System. It is intended to serve as a starting point for development, with room for further refinement and detailed specifications as needed.</text:p>
      <text:p text:style-name="Standard"/>
      <text:p text:style-name="Standard">Title: E-Cart System - SRS<text:line-break/><text:line-break/>1. Introduction<text:line-break/><text:line-break/>The E-Cart System is an online shopping platform designed to provide users with a seamless and convenient shopping experience. This system allows customers to browse products, add them to their cart, and make purchases online. It aims to be user-friendly and efficient.<text:line-break/><text:line-break/>2. Functional Requirements<text:line-break/><text:line-break/>2.1 User Registration and Management<text:line-break/><text:line-break/>Users can register by providing personal information.<text:line-break/>Registered users can log in and update their profiles.<text:line-break/>Users can reset their passwords if forgotten.<text:line-break/>2.2 Product Catalog<text:line-break/><text:line-break/>The system displays a catalog of products with details like name, description, price, and availability.<text:line-break/>Users can search for products by category, keyword, or price range.<text:line-break/>2.3 Shopping Cart<text:line-break/><text:line-break/>Users can add products to their shopping cart.<text:line-break/>The cart displays the added items with quantities and total prices.<text:line-break/>Users can update or remove items from the cart.<text:line-break/>2.4 Checkout and Payment<text:line-break/><text:line-break/>Users can proceed to checkout from the cart.<text:line-break/>The system collects shipping and payment information.<text:line-break/>Payment processing is secure and supports various payment methods (credit cards, PayPal, etc.).<text:line-break/>2.5 Order Management<text:line-break/><text:line-break/>Users can view their order history and order statuses.<text:line-break/>Admin can manage orders, mark them as shipped, and update order statuses.<text:line-break/>2.6 User Reviews and Ratings<text:line-break/><text:line-break/>Users can leave reviews and ratings for products.<text:line-break/>Reviews are displayed on the product pages.<text:line-break/>3. Non-functional Requirements<text:line-break/><text:line-break/><text:soft-page-break/>3.1 Usability<text:line-break/><text:line-break/>The system should have an intuitive and responsive user interface.<text:line-break/>Response time for page loading and interactions should be fast (under 2 seconds).<text:line-break/>3.2 Performance<text:line-break/><text:line-break/>The system should support a large number of concurrent users.<text:line-break/>It should handle high traffic during peak shopping seasons.<text:line-break/>3.3 Security<text:line-break/><text:line-break/>User data and payment information should be stored securely.<text:line-break/>Secure socket layer (SSL) encryption should be used for data transmission.<text:line-break/>3.4 Scalability<text:line-break/><text:line-break/>The system should be scalable to accommodate a growing number of products and users.<text:line-break/>4. Constraints<text:line-break/><text:line-break/>The system should be compatible with modern web browsers and mobile devices.<text:line-break/>It should be developed using a robust programming language and a suitable database system (e.g., PHP and MySQL).<text:line-break/>5. Glossary<text:line-break/><text:line-break/>Admin: Administrator responsible for managing the system.<text:line-break/>SSL: Secure Socket Layer, a security protocol for encrypted data transmission.<text:line-break/>6. Conclusion<text:line-break/><text:line-break/>This casual Software Requirement Specification (SRS) outlines the key functionalities and requirements for the E-Cart System. It serves as a starting point for development and can be further expanded with more detailed specifications, use cases, and diagrams as need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20:39:07.033000000</meta:creation-date>
    <dc:date>2023-10-07T20:39:45.088000000</dc:date>
    <meta:editing-duration>PT39S</meta:editing-duration>
    <meta:editing-cycles>1</meta:editing-cycles>
    <meta:document-statistic meta:table-count="0" meta:image-count="0" meta:object-count="0" meta:page-count="3" meta:paragraph-count="2" meta:word-count="759" meta:character-count="5051" meta:non-whitespace-character-count="4259"/>
    <meta:generator>LibreOffice/7.5.5.2$Windows_X86_64 LibreOffice_project/ca8fe7424262805f223b9a2334bc7181abbcbf5e</meta:generator>
  </office:meta>
</office:document-meta>
</file>